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582b" officeooo:paragraph-rsid="0016582b"/>
    </style:style>
    <style:style style:name="P2" style:family="paragraph" style:parent-style-name="Standard">
      <style:text-properties officeooo:rsid="0016582b" officeooo:paragraph-rsid="0017d613"/>
    </style:style>
    <style:style style:name="P3" style:family="paragraph" style:parent-style-name="Standard">
      <style:text-properties officeooo:rsid="0016582b" officeooo:paragraph-rsid="001e2256"/>
    </style:style>
    <style:style style:name="P4" style:family="paragraph" style:parent-style-name="Standard">
      <style:text-properties officeooo:rsid="0017d613" officeooo:paragraph-rsid="0017d613"/>
    </style:style>
    <style:style style:name="P5" style:family="paragraph" style:parent-style-name="Standard">
      <style:text-properties officeooo:rsid="00185e91" officeooo:paragraph-rsid="00185e91"/>
    </style:style>
    <style:style style:name="P6" style:family="paragraph" style:parent-style-name="Standard">
      <style:text-properties officeooo:rsid="00185e91" officeooo:paragraph-rsid="001e2256"/>
    </style:style>
    <style:style style:name="P7" style:family="paragraph" style:parent-style-name="Standard">
      <style:text-properties officeooo:rsid="001d527b" officeooo:paragraph-rsid="001d527b"/>
    </style:style>
    <style:style style:name="P8" style:family="paragraph" style:parent-style-name="Standard">
      <style:text-properties officeooo:rsid="001f75e8" officeooo:paragraph-rsid="001f75e8"/>
    </style:style>
    <style:style style:name="P9" style:family="paragraph" style:parent-style-name="Standard">
      <style:text-properties officeooo:rsid="001f75e8" officeooo:paragraph-rsid="00212553"/>
    </style:style>
    <style:style style:name="P10" style:family="paragraph" style:parent-style-name="Standard">
      <style:text-properties officeooo:rsid="001f992c" officeooo:paragraph-rsid="001f992c"/>
    </style:style>
    <style:style style:name="P11" style:family="paragraph" style:parent-style-name="Standard">
      <style:text-properties officeooo:rsid="00212553" officeooo:paragraph-rsid="00212553"/>
    </style:style>
    <style:style style:name="P12" style:family="paragraph" style:parent-style-name="Standard">
      <style:text-properties fo:font-weight="bold" officeooo:rsid="001f75e8" officeooo:paragraph-rsid="001f75e8" style:font-weight-asian="bold" style:font-weight-complex="bold"/>
    </style:style>
    <style:style style:name="P13" style:family="paragraph" style:parent-style-name="Standard">
      <style:text-properties officeooo:rsid="00253140" officeooo:paragraph-rsid="00253140"/>
    </style:style>
    <style:style style:name="P14" style:family="paragraph" style:parent-style-name="Standard">
      <style:text-properties officeooo:rsid="00185e91" officeooo:paragraph-rsid="00185e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ext:p text:style-name="P1">Установка Docker</text:p>
      <text:p text:style-name="P1"><text:a xlink:type="simple" xlink:href="https://github.com/zhartaunik/magento2-docker" text:style-name="Internet_20_link" text:visited-style-name="Visited_20_Internet_20_Link">https://github.com/zhartaunik/magento2-docker</text:a></text:p>
      <text:p text:style-name="P1"/>
      <text:p text:style-name="P1">Видео по настройке Docker</text:p>
      <text:p text:style-name="P1"><text:a xlink:type="simple" xlink:href="https://www.youtube.com/watch?v=9e_FH3bDHBc" text:style-name="Internet_20_link" text:visited-style-name="Visited_20_Internet_20_Link">https://www.youtube.com/watch?v=9e_FH3bDHBc</text:a></text:p>
      <text:p text:style-name="P1"/>
      <text:p text:style-name="P5">Работа с Docker</text:p>
      <text:p text:style-name="P5"><text:a xlink:type="simple" xlink:href="https://docs.docker.com/engine/install/linux-postinstall/" text:style-name="Internet_20_link" text:visited-style-name="Visited_20_Internet_20_Link">https://docs.docker.com/engine/install/linux-postinstall/</text:a></text:p>
      <text:p text:style-name="P5"/>
      <text:p text:style-name="P6">sudo service nginx stop</text:p>
      <text:p text:style-name="P6">sudo service apache2 stop</text:p>
      <text:p text:style-name="P6">sudo service mysql stop</text:p>
      <text:p text:style-name="P3"/>
      <text:p text:style-name="P1"/>
      <text:p text:style-name="P4">Magento <text:s/>на GitHub</text:p>
      <text:p text:style-name="P4"><text:a xlink:type="simple" xlink:href="https://github.com/magento/magento2" text:style-name="Internet_20_link" text:visited-style-name="Visited_20_Internet_20_Link">https://github.com/magento/magento2</text:a></text:p>
      <text:p text:style-name="P4"/>
      <text:p text:style-name="P4">Установка Magento</text:p>
      <text:p text:style-name="P4"><text:a xlink:type="simple" xlink:href="https://devdocs.magento.com/guides/v2.4/install-gde/composer.html" text:style-name="Internet_20_link" text:visited-style-name="Visited_20_Internet_20_Link">https://devdocs.magento.com/guides/v2.4/install-gde/composer.html</text:a></text:p>
      <text:p text:style-name="P4"/>
      <text:p text:style-name="P4"/>
      <text:p text:style-name="P4"/>
      <text:p text:style-name="P4">sudo chmod +x /usr/local/bin/docker-compose</text:p>
      <text:p text:style-name="P4">docker-compose –version</text:p>
      <text:p text:style-name="P4"/>
      <text:p text:style-name="P4">COMPOSER_MAGENTO_USERNAME=70000d0e8a0ab0567aa4cbcedfb62e45</text:p>
      <text:p text:style-name="P4">COMPOSER_MAGENTO_PASSWORD=9dd7823d71c72396c4bf62f3f5bcc569</text:p>
      <text:p text:style-name="P4"/>
      <text:p text:style-name="P4"/>
      <text:p text:style-name="P5">Установка тем </text:p>
      <text:p text:style-name="P5"><text:a xlink:type="simple" xlink:href="https://devdocs.magento.com/guides/v2.4/frontend-dev-guide/themes/theme-install.html" text:style-name="Internet_20_link" text:visited-style-name="Visited_20_Internet_20_Link">https://devdocs.magento.com/guides/v2.4/frontend-dev-guide/themes/theme-install.html</text:a></text:p>
      <text:p text:style-name="P5"><text:a xlink:type="simple" xlink:href="https://devdocs.magento.com/guides/v2.4/frontend-dev-guide/themes/theme-apply.html" text:style-name="Internet_20_link" text:visited-style-name="Visited_20_Internet_20_Link">https://devdocs.magento.com/guides/v2.4/frontend-dev-guide/themes/theme-apply.html</text:a></text:p>
      <text:p text:style-name="P5"><text:a xlink:type="simple" xlink:href="https://devdocs.magento.com/guides/v2.4/frontend-dev-guide/themes/theme-create.html" text:style-name="Internet_20_link" text:visited-style-name="Visited_20_Internet_20_Link">https://devdocs.magento.com/guides/v2.4/frontend-dev-guide/themes/theme-create.html</text:a></text:p>
      <text:p text:style-name="P5"/>
      <text:p text:style-name="P5"/>
      <text:p text:style-name="P5">Grunt</text:p>
      <text:p text:style-name="P5"><text:a xlink:type="simple" xlink:href="https://devdocs.magento.com/guides/v2.4/frontend-dev-guide/tools/using_grunt.html" text:style-name="Internet_20_link" text:visited-style-name="Visited_20_Internet_20_Link">https://devdocs.magento.com/guides/v2.4/frontend-dev-guide/tools/using_grunt.html</text:a></text:p>
      <text:p text:style-name="P5"><text:a xlink:type="simple" xlink:href="https://devdocs.magento.com/guides/v2.4/frontend-dev-guide/css-topics/css_debug.html" text:style-name="Internet_20_link" text:visited-style-name="Visited_20_Internet_20_Link">https://devdocs.magento.com/guides/v2.4/frontend-dev-guide/css-topics/css_debug.html</text:a></text:p>
      <text:p text:style-name="P5"><text:a xlink:type="simple" xlink:href="https://support.weltpixel.com/hc/en-us/articles/115004531008-How-to-use-GRUNT-for-Magento-2-and-Pearl-Theme-step-by-step-Tutorial" text:style-name="Internet_20_link" text:visited-style-name="Visited_20_Internet_20_Link">https://support.weltpixel.com/hc/en-us/articles/115004531008-How-to-use-GRUNT-for-Magento-2-and-Pearl-Theme-step-by-step-Tutorial</text:a></text:p>
      <text:p text:style-name="P5"/>
      <text:p text:style-name="P5">grunt clear</text:p>
      <text:p text:style-name="P5">grunt exec –force</text:p>
      <text:p text:style-name="P5"/>
      <text:p text:style-name="P7">зайти в папку Magento2:</text:p>
      <text:p text:style-name="P7">pkharytonau@scnsoft.com@pkharytonau:~/Project/Magento-test/magento2-docker$ make mg</text:p>
      <text:p text:style-name="P7"/>
      <text:p text:style-name="P7">включить <text:s/>копмоненты Grunt из этой папки</text:p>
      <text:p text:style-name="P7">magento@fpm:/var/www/magento$ grunt exec &amp;&amp; grunt less &amp;&amp; grunt watch </text:p>
      <text:p text:style-name="P7"/>
      <text:p text:style-name="P8"><text:soft-page-break/>Добавление html- в код</text:p>
      <text:p text:style-name="P8"/>
      <text:p text:style-name="P8">выведение списка команд мадженто:</text:p>
      <text:p text:style-name="P12">magento@fpm:/var/www/magento$ magento</text:p>
      <text:p text:style-name="P8"/>
      <text:p text:style-name="P11">показать на странице браузера где находится html каждого длока</text:p>
      <text:p text:style-name="P12">magento@fpm:/var/www/magento$ magento dev:template-hints:enable</text:p>
      <text:p text:style-name="P8"/>
      <text:p text:style-name="P9">очистка кэша</text:p>
      <text:p text:style-name="P12">magento@fpm:/var/www/magento$ magento ca:f</text:p>
      <text:p text:style-name="P8"/>
      <text:p text:style-name="P10">после- запустить грунт</text:p>
      <text:p text:style-name="P10"/>
      <text:p text:style-name="P8"/>
      <text:p text:style-name="P13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0T10:20:52.245715125</meta:creation-date>
    <dc:date>2022-04-23T16:46:35.465109180</dc:date>
    <meta:editing-duration>PT1H58M46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2" meta:paragraph-count="39" meta:word-count="105" meta:character-count="1688" meta:non-whitespace-character-count="1618"/>
  </office:meta>
</office:document-meta>
</file>